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SANCHEZ TACILLA, ANA CECILI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JA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CRIOLLOS</text:span></text:p>
            <text:p text:style-name="P7">Cant.Cajas(Ped 1):<text:span text:style-name="T4">2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POLLOS BB</text:span></text:p>
            <text:p text:style-name="P7">Cant.Cajas(Ped 2):<text:span text:style-name="T4">1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6T22:17:4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